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C Name</text:p>
          </table:table-cell>
          <table:table-cell table:number-columns-repeated="4"/>
          <table:table-cell table:style-name="Default" office:value-type="string" calcext:value-type="string">
            <text:p>Summers Valu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y values</text:p>
          </table:table-cell>
          <table:table-cell/>
          <table:table-cell office:value-type="string" calcext:value-type="string">
            <text:p>ratio of ratio</text:p>
          </table:table-cell>
        </table:table-row>
        <table:table-row table:style-name="ro1">
          <table:table-cell/>
          <table:table-cell office:value-type="string" calcext:value-type="string">
            <text:p>n fit_2e</text:p>
          </table:table-cell>
          <table:table-cell office:value-type="string" calcext:value-type="string">
            <text:p>n gen</text:p>
          </table:table-cell>
          <table:table-cell office:value-type="string" calcext:value-type="string">
            <text:p>P1 eff</text:p>
          </table:table-cell>
          <table:table-cell office:value-type="string" calcext:value-type="string">
            <text:p>P2 (P1+2) eff</text:p>
          </table:table-cell>
          <table:table-cell table:style-name="Default" office:value-type="string" calcext:value-type="string">
            <text:p>Efficiency (%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Number events</text:p>
          </table:table-cell>
          <table:table-cell table:style-name="Default" office:value-type="string" calcext:value-type="string">
            <text:p>Activity</text:p>
          </table:table-cell>
          <table:table-cell office:value-type="string" calcext:value-type="string">
            <text:p>eff ratio</text:p>
          </table:table-cell>
          <table:table-cell office:value-type="string" calcext:value-type="string">
            <text:p>n events ratio</text:p>
          </table:table-cell>
          <table:table-cell office:value-type="string" calcext:value-type="string">
            <text:p>n events</text:p>
          </table:table-cell>
          <table:table-cell office:value-type="string" calcext:value-type="string">
            <text:p>activity</text:p>
          </table:table-cell>
          <table:table-cell/>
        </table:table-row>
        <table:table-row table:style-name="ro1">
          <table:table-cell office:value-type="string" calcext:value-type="string">
            <text:p>hTotalE_bi214_int_rot_fit</text:p>
          </table:table-cell>
          <table:table-cell office:value-type="float" office:value="8203" calcext:value-type="float">
            <text:p>8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8203" calcext:value-type="float">
            <text:p>0.0008203</text:p>
          </table:table-cell>
          <table:table-cell office:value-type="float" office:value="0.0564" calcext:value-type="float">
            <text:p>5.64E-02</text:p>
          </table:table-cell>
          <table:table-cell table:formula="of:=[.F3]/100" office:value-type="float" office:value="0.000564" calcext:value-type="float">
            <text:p>0.000564</text:p>
          </table:table-cell>
          <table:table-cell office:value-type="float" office:value="26.9" calcext:value-type="float">
            <text:p>26.9</text:p>
          </table:table-cell>
          <table:table-cell office:value-type="float" office:value="0.00029" calcext:value-type="float">
            <text:p>2.90E-04</text:p>
          </table:table-cell>
          <table:table-cell table:formula="of:=[.E3]/[.G3]" office:value-type="float" office:value="1.45443262411347" calcext:value-type="float">
            <text:p>1.45443262411347</text:p>
          </table:table-cell>
          <table:table-cell table:formula="of:=[.L3]/[.H3]" office:value-type="float" office:value="1.48240892193309" calcext:value-type="float">
            <text:p>1.48240892193309</text:p>
          </table:table-cell>
          <table:table-cell office:value-type="float" office:value="39.8768" calcext:value-type="float">
            <text:p>39.8768</text:p>
          </table:table-cell>
          <table:table-cell/>
          <table:table-cell table:formula="of:=[.J3]/[.K3]" office:value-type="float" office:value="0.981127813381527" calcext:value-type="float">
            <text:p>0.981127813381527</text:p>
          </table:table-cell>
        </table:table-row>
        <table:table-row table:style-name="ro1">
          <table:table-cell office:value-type="string" calcext:value-type="string">
            <text:p>hTotalE_pb214_int_rot_fit</text:p>
          </table:table-cell>
          <table:table-cell office:value-type="float" office:value="151" calcext:value-type="float">
            <text:p>15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0" calcext:value-type="float">
            <text:p>0</text:p>
          </table:table-cell>
          <table:table-cell office:value-type="float" office:value="0.0000137273" calcext:value-type="float">
            <text:p>1.37273E-05</text:p>
          </table:table-cell>
          <table:table-cell office:value-type="float" office:value="0.00133" calcext:value-type="float">
            <text:p>1.33E-03</text:p>
          </table:table-cell>
          <table:table-cell table:formula="of:=[.F4]/100" office:value-type="float" office:value="0.0000133" calcext:value-type="float">
            <text:p>1.33E-05</text:p>
          </table:table-cell>
          <table:table-cell office:value-type="float" office:value="0.63" calcext:value-type="float">
            <text:p>0.63</text:p>
          </table:table-cell>
          <table:table-cell office:value-type="float" office:value="0.00029" calcext:value-type="float">
            <text:p>2.90E-04</text:p>
          </table:table-cell>
          <table:table-cell table:formula="of:=[.E4]/[.G4]" office:value-type="float" office:value="1.03212781954887" calcext:value-type="float">
            <text:p>1.03212781954887</text:p>
          </table:table-cell>
          <table:table-cell table:formula="of:=[.L4]/[.H4]" office:value-type="float" office:value="1.05923333333333" calcext:value-type="float">
            <text:p>1.05923333333333</text:p>
          </table:table-cell>
          <table:table-cell office:value-type="float" office:value="0.667317" calcext:value-type="float">
            <text:p>0.667317</text:p>
          </table:table-cell>
          <table:table-cell/>
          <table:table-cell table:formula="of:=[.J4]/[.K4]" office:value-type="float" office:value="0.974410252272592" calcext:value-type="float">
            <text:p>0.974410252272592</text:p>
          </table:table-cell>
        </table:table-row>
        <table:table-row table:style-name="ro1">
          <table:table-cell office:value-type="string" calcext:value-type="string">
            <text:p>hTotalE_ac228_int_rot_fit</text:p>
          </table:table-cell>
          <table:table-cell office:value-type="float" office:value="3384" calcext:value-type="float">
            <text:p>33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3384" calcext:value-type="float">
            <text:p>0.0003384</text:p>
          </table:table-cell>
          <table:table-cell office:value-type="float" office:value="0.0205" calcext:value-type="float">
            <text:p>2.05E-02</text:p>
          </table:table-cell>
          <table:table-cell table:formula="of:=[.F5]/100" office:value-type="float" office:value="0.000205" calcext:value-type="float">
            <text:p>0.000205</text:p>
          </table:table-cell>
          <table:table-cell office:value-type="float" office:value="58.3" calcext:value-type="float">
            <text:p>58.3</text:p>
          </table:table-cell>
          <table:table-cell office:value-type="float" office:value="0.00172" calcext:value-type="float">
            <text:p>1.72E-03</text:p>
          </table:table-cell>
          <table:table-cell table:formula="of:=[.E5]/[.G5]" office:value-type="float" office:value="1.65073170731707" calcext:value-type="float">
            <text:p>1.65073170731707</text:p>
          </table:table-cell>
          <table:table-cell table:formula="of:=[.L5]/[.H5]" office:value-type="float" office:value="1.65409605488851" calcext:value-type="float">
            <text:p>1.65409605488851</text:p>
          </table:table-cell>
          <table:table-cell office:value-type="float" office:value="96.4338" calcext:value-type="float">
            <text:p>96.4338</text:p>
          </table:table-cell>
          <table:table-cell/>
          <table:table-cell table:formula="of:=[.J5]/[.K5]" office:value-type="float" office:value="0.997966050664656" calcext:value-type="float">
            <text:p>0.997966050664656</text:p>
          </table:table-cell>
        </table:table-row>
        <table:table-row table:style-name="ro1">
          <table:table-cell office:value-type="string" calcext:value-type="string">
            <text:p>hTotalE_tl208_int_rot_fit</text:p>
          </table:table-cell>
          <table:table-cell office:value-type="float" office:value="8931" calcext:value-type="float">
            <text:p>89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8931" calcext:value-type="float">
            <text:p>0.0008931</text:p>
          </table:table-cell>
          <table:table-cell office:value-type="float" office:value="0.0589" calcext:value-type="float">
            <text:p>5.89E-02</text:p>
          </table:table-cell>
          <table:table-cell table:formula="of:=[.F6]/100" office:value-type="float" office:value="0.000589" calcext:value-type="float">
            <text:p>0.000589</text:p>
          </table:table-cell>
          <table:table-cell office:value-type="float" office:value="60.3" calcext:value-type="float">
            <text:p>60.3</text:p>
          </table:table-cell>
          <table:table-cell office:value-type="float" office:value="0.00062" calcext:value-type="float">
            <text:p>6.20E-04</text:p>
          </table:table-cell>
          <table:table-cell table:formula="of:=[.E6]/[.G6]" office:value-type="float" office:value="1.51629881154499" calcext:value-type="float">
            <text:p>1.51629881154499</text:p>
          </table:table-cell>
          <table:table-cell table:formula="of:=[.L6]/[.H6]" office:value-type="float" office:value="1.51944112769486" calcext:value-type="float">
            <text:p>1.51944112769486</text:p>
          </table:table-cell>
          <table:table-cell office:value-type="float" office:value="91.6223" calcext:value-type="float">
            <text:p>91.6223</text:p>
          </table:table-cell>
          <table:table-cell/>
          <table:table-cell table:formula="of:=[.J6]/[.K6]" office:value-type="float" office:value="0.997931926355953" calcext:value-type="float">
            <text:p>0.997931926355953</text:p>
          </table:table-cell>
        </table:table-row>
        <table:table-row table:style-name="ro1">
          <table:table-cell office:value-type="string" calcext:value-type="string">
            <text:p>hTotalE_bi212_int_rot_fit</text:p>
          </table:table-cell>
          <table:table-cell office:value-type="float" office:value="1279" calcext:value-type="float">
            <text:p>1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1279" calcext:value-type="float">
            <text:p>0.0001279</text:p>
          </table:table-cell>
          <table:table-cell office:value-type="float" office:value="0.011" calcext:value-type="float">
            <text:p>1.10E-02</text:p>
          </table:table-cell>
          <table:table-cell table:formula="of:=[.F7]/100" office:value-type="float" office:value="0.00011" calcext:value-type="float">
            <text:p>0.00011</text:p>
          </table:table-cell>
          <table:table-cell office:value-type="float" office:value="31.4" calcext:value-type="float">
            <text:p>31.4</text:p>
          </table:table-cell>
          <table:table-cell office:value-type="float" office:value="0.00172" calcext:value-type="float">
            <text:p>1.72E-03</text:p>
          </table:table-cell>
          <table:table-cell table:formula="of:=[.E7]/[.G7]" office:value-type="float" office:value="1.16272727272727" calcext:value-type="float">
            <text:p>1.16272727272727</text:p>
          </table:table-cell>
          <table:table-cell table:formula="of:=[.L7]/[.H7]" office:value-type="float" office:value="1.16075159235669" calcext:value-type="float">
            <text:p>1.16075159235669</text:p>
          </table:table-cell>
          <table:table-cell office:value-type="float" office:value="36.4476" calcext:value-type="float">
            <text:p>36.4476</text:p>
          </table:table-cell>
          <table:table-cell/>
          <table:table-cell table:formula="of:=[.J7]/[.K7]" office:value-type="float" office:value="1.00170206992055" calcext:value-type="float">
            <text:p>1.00170206992055</text:p>
          </table:table-cell>
        </table:table-row>
        <table:table-row table:style-name="ro1">
          <table:table-cell office:value-type="string" calcext:value-type="string">
            <text:p>hTotalE_bi207_int_rot_fit</text:p>
          </table:table-cell>
          <table:table-cell office:value-type="float" office:value="10733" calcext:value-type="float">
            <text:p>10733</text:p>
          </table:table-cell>
          <table:table-cell office:value-type="float" office:value="99999800" calcext:value-type="float">
            <text:p>99999800</text:p>
          </table:table-cell>
          <table:table-cell office:value-type="float" office:value="0" calcext:value-type="float">
            <text:p>0</text:p>
          </table:table-cell>
          <table:table-cell office:value-type="float" office:value="0.00010733" calcext:value-type="float">
            <text:p>0.00010733</text:p>
          </table:table-cell>
          <table:table-cell office:value-type="float" office:value="0.0139" calcext:value-type="float">
            <text:p>1.39E-02</text:p>
          </table:table-cell>
          <table:table-cell table:formula="of:=[.F8]/100" office:value-type="float" office:value="0.000139" calcext:value-type="float">
            <text:p>0.000139</text:p>
          </table:table-cell>
          <table:table-cell office:value-type="float" office:value="130.4" calcext:value-type="float">
            <text:p>130.4</text:p>
          </table:table-cell>
          <table:table-cell office:value-type="float" office:value="0.00566" calcext:value-type="float">
            <text:p>5.66E-03</text:p>
          </table:table-cell>
          <table:table-cell table:formula="of:=[.E8]/[.G8]" office:value-type="float" office:value="0.772158273381295" calcext:value-type="float">
            <text:p>0.772158273381295</text:p>
          </table:table-cell>
          <table:table-cell table:formula="of:=[.L8]/[.H8]" office:value-type="float" office:value="0.780927914110429" calcext:value-type="float">
            <text:p>0.780927914110429</text:p>
          </table:table-cell>
          <table:table-cell office:value-type="float" office:value="101.833" calcext:value-type="float">
            <text:p>101.833</text:p>
          </table:table-cell>
          <table:table-cell/>
          <table:table-cell table:formula="of:=[.J8]/[.K8]" office:value-type="float" office:value="0.988770230170189" calcext:value-type="float">
            <text:p>0.988770230170189</text:p>
          </table:table-cell>
        </table:table-row>
        <table:table-row table:style-name="ro1">
          <table:table-cell office:value-type="string" calcext:value-type="string">
            <text:p>hTotalE_eu152_int_rot_fit</text:p>
          </table:table-cell>
          <table:table-cell office:value-type="float" office:value="182.106" calcext:value-type="float">
            <text:p>182.10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00910529" calcext:value-type="float">
            <text:p>9.10529E-06</text:p>
          </table:table-cell>
          <table:table-cell office:value-type="float" office:value="0.000449" calcext:value-type="float">
            <text:p>4.49E-04</text:p>
          </table:table-cell>
          <table:table-cell table:formula="of:=[.F9]/100" office:value-type="float" office:value="0.00000449" calcext:value-type="float">
            <text:p>4.49E-06</text:p>
          </table:table-cell>
          <table:table-cell office:value-type="float" office:value="2.2" calcext:value-type="float">
            <text:p>2.2</text:p>
          </table:table-cell>
          <table:table-cell office:value-type="float" office:value="0.00298" calcext:value-type="float">
            <text:p>2.98E-03</text:p>
          </table:table-cell>
          <table:table-cell table:formula="of:=[.E9]/[.G9]" office:value-type="float" office:value="2.02790423162584" calcext:value-type="float">
            <text:p>2.02790423162584</text:p>
          </table:table-cell>
          <table:table-cell table:formula="of:=[.L9]/[.H9]" office:value-type="float" office:value="2.06746363636364" calcext:value-type="float">
            <text:p>2.06746363636364</text:p>
          </table:table-cell>
          <table:table-cell office:value-type="float" office:value="4.54842" calcext:value-type="float">
            <text:p>4.54842</text:p>
          </table:table-cell>
          <table:table-cell/>
          <table:table-cell table:formula="of:=[.J9]/[.K9]" office:value-type="float" office:value="0.980865731303802" calcext:value-type="float">
            <text:p>0.980865731303802</text:p>
          </table:table-cell>
        </table:table-row>
        <table:table-row table:style-name="ro1">
          <table:table-cell office:value-type="string" calcext:value-type="string">
            <text:p>hTotalE_eu154_int_rot_fit</text:p>
          </table:table-cell>
          <table:table-cell office:value-type="float" office:value="390.447" calcext:value-type="float">
            <text:p>390.4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0390447" calcext:value-type="float">
            <text:p>3.90447E-05</text:p>
          </table:table-cell>
          <table:table-cell office:value-type="float" office:value="0.00247" calcext:value-type="float">
            <text:p>2.47E-03</text:p>
          </table:table-cell>
          <table:table-cell table:formula="of:=[.F10]/100" office:value-type="float" office:value="0.0000247" calcext:value-type="float">
            <text:p>2.47E-05</text:p>
          </table:table-cell>
          <table:table-cell office:value-type="float" office:value="4.4" calcext:value-type="float">
            <text:p>4.4</text:p>
          </table:table-cell>
          <table:table-cell office:value-type="float" office:value="0.00109" calcext:value-type="float">
            <text:p>1.09E-03</text:p>
          </table:table-cell>
          <table:table-cell table:formula="of:=[.E10]/[.G10]" office:value-type="float" office:value="1.58075708502024" calcext:value-type="float">
            <text:p>1.58075708502024</text:p>
          </table:table-cell>
          <table:table-cell table:formula="of:=[.L10]/[.H10]" office:value-type="float" office:value="1.60650909090909" calcext:value-type="float">
            <text:p>1.60650909090909</text:p>
          </table:table-cell>
          <table:table-cell office:value-type="float" office:value="7.06864" calcext:value-type="float">
            <text:p>7.06864</text:p>
          </table:table-cell>
          <table:table-cell/>
          <table:table-cell table:formula="of:=[.J10]/[.K10]" office:value-type="float" office:value="0.9839702084261" calcext:value-type="float">
            <text:p>0.9839702084261</text:p>
          </table:table-cell>
        </table:table-row>
        <table:table-row table:style-name="ro1">
          <table:table-cell office:value-type="string" calcext:value-type="string">
            <text:p>hTotalE_k40_int_rot_fit</text:p>
          </table:table-cell>
          <table:table-cell office:value-type="float" office:value="632" calcext:value-type="float">
            <text:p>632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0316" calcext:value-type="float">
            <text:p>3.16E-05</text:p>
          </table:table-cell>
          <table:table-cell office:value-type="float" office:value="0.00303" calcext:value-type="float">
            <text:p>3.03E-03</text:p>
          </table:table-cell>
          <table:table-cell table:formula="of:=[.F11]/100" office:value-type="float" office:value="0.0000303" calcext:value-type="float">
            <text:p>3.03E-05</text:p>
          </table:table-cell>
          <table:table-cell office:value-type="float" office:value="50.9" calcext:value-type="float">
            <text:p>50.9</text:p>
          </table:table-cell>
          <table:table-cell office:value-type="float" office:value="0.01014" calcext:value-type="float">
            <text:p>1.01E-02</text:p>
          </table:table-cell>
          <table:table-cell table:formula="of:=[.E11]/[.G11]" office:value-type="float" office:value="1.04290429042904" calcext:value-type="float">
            <text:p>1.04290429042904</text:p>
          </table:table-cell>
          <table:table-cell table:formula="of:=[.L11]/[.H11]" office:value-type="float" office:value="1.05525343811395" calcext:value-type="float">
            <text:p>1.05525343811395</text:p>
          </table:table-cell>
          <table:table-cell office:value-type="float" office:value="53.7124" calcext:value-type="float">
            <text:p>53.7124</text:p>
          </table:table-cell>
          <table:table-cell/>
          <table:table-cell table:formula="of:=[.J11]/[.K11]" office:value-type="float" office:value="0.988297457995515" calcext:value-type="float">
            <text:p>0.988297457995515</text:p>
          </table:table-cell>
        </table:table-row>
        <table:table-row table:style-name="ro1">
          <table:table-cell office:value-type="string" calcext:value-type="string">
            <text:p>hTotalE_pa234m_int_rot_fit</text:p>
          </table:table-cell>
          <table:table-cell office:value-type="float" office:value="4135" calcext:value-type="float">
            <text:p>4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4135" calcext:value-type="float">
            <text:p>0.0004135</text:p>
          </table:table-cell>
          <table:table-cell office:value-type="float" office:value="0.0318" calcext:value-type="float">
            <text:p>3.18E-02</text:p>
          </table:table-cell>
          <table:table-cell table:formula="of:=[.F12]/100" office:value-type="float" office:value="0.000318" calcext:value-type="float">
            <text:p>0.000318</text:p>
          </table:table-cell>
          <table:table-cell office:value-type="float" office:value="80.8" calcext:value-type="float">
            <text:p>80.8</text:p>
          </table:table-cell>
          <table:table-cell office:value-type="float" office:value="0.00153" calcext:value-type="float">
            <text:p>1.53E-03</text:p>
          </table:table-cell>
          <table:table-cell table:formula="of:=[.E12]/[.G12]" office:value-type="float" office:value="1.3003144654088" calcext:value-type="float">
            <text:p>1.3003144654088</text:p>
          </table:table-cell>
          <table:table-cell table:formula="of:=[.L12]/[.H12]" office:value-type="float" office:value="1.32110148514852" calcext:value-type="float">
            <text:p>1.32110148514852</text:p>
          </table:table-cell>
          <table:table-cell office:value-type="float" office:value="106.745" calcext:value-type="float">
            <text:p>106.745</text:p>
          </table:table-cell>
          <table:table-cell/>
          <table:table-cell table:formula="of:=[.J12]/[.K12]" office:value-type="float" office:value="0.984265387653112" calcext:value-type="float">
            <text:p>0.984265387653112</text:p>
          </table:table-cell>
        </table:table-row>
        <table:table-row table:style-name="ro1">
          <table:table-cell office:value-type="string" calcext:value-type="string">
            <text:p>hTotalE_bi214_mylar_fit</text:p>
          </table:table-cell>
          <table:table-cell office:value-type="float" office:value="352" calcext:value-type="float">
            <text:p>352</text:p>
          </table:table-cell>
          <table:table-cell office:value-type="float" office:value="99999700" calcext:value-type="float">
            <text:p>99999700</text:p>
          </table:table-cell>
          <table:table-cell office:value-type="float" office:value="0" calcext:value-type="float">
            <text:p>0</text:p>
          </table:table-cell>
          <table:table-cell office:value-type="float" office:value="0.00000352001" calcext:value-type="float">
            <text:p>3.52001E-06</text:p>
          </table:table-cell>
          <table:table-cell office:value-type="float" office:value="0.000236" calcext:value-type="float">
            <text:p>2.36E-04</text:p>
          </table:table-cell>
          <table:table-cell table:formula="of:=[.F13]/100" office:value-type="float" office:value="0.00000236" calcext:value-type="float">
            <text:p>2.36E-06</text:p>
          </table:table-cell>
          <table:table-cell office:value-type="float" office:value="0.62" calcext:value-type="float">
            <text:p>0.62</text:p>
          </table:table-cell>
          <table:table-cell office:value-type="float" office:value="0.00158" calcext:value-type="float">
            <text:p>1.58E-03</text:p>
          </table:table-cell>
          <table:table-cell table:formula="of:=[.E13]/[.G13]" office:value-type="float" office:value="1.49152966101695" calcext:value-type="float">
            <text:p>1.49152966101695</text:p>
          </table:table-cell>
          <table:table-cell table:formula="of:=[.L13]/[.H13]" office:value-type="float" office:value="1.52272741935484" calcext:value-type="float">
            <text:p>1.52272741935484</text:p>
          </table:table-cell>
          <table:table-cell office:value-type="float" office:value="0.944091" calcext:value-type="float">
            <text:p>0.944091</text:p>
          </table:table-cell>
          <table:table-cell/>
          <table:table-cell table:formula="of:=[.J13]/[.K13]" office:value-type="float" office:value="0.979511921870359" calcext:value-type="float">
            <text:p>0.979511921870359</text:p>
          </table:table-cell>
        </table:table-row>
        <table:table-row table:style-name="ro1">
          <table:table-cell office:value-type="string" calcext:value-type="string">
            <text:p>hTotalE_pb214_mylar_fit</text:p>
          </table:table-cell>
          <table:table-cell office:value-type="float" office:value="20" calcext:value-type="float">
            <text:p>20</text:p>
          </table:table-cell>
          <table:table-cell office:value-type="float" office:value="99999700" calcext:value-type="float">
            <text:p>99999700</text:p>
          </table:table-cell>
          <table:table-cell office:value-type="float" office:value="0" calcext:value-type="float">
            <text:p>0</text:p>
          </table:table-cell>
          <table:table-cell office:value-type="float" office:value="0.000000200001" calcext:value-type="float">
            <text:p>2.00001E-07</text:p>
          </table:table-cell>
          <table:table-cell office:value-type="float" office:value="0.000019" calcext:value-type="float">
            <text:p>1.90E-05</text:p>
          </table:table-cell>
          <table:table-cell table:formula="of:=[.F14]/100" office:value-type="float" office:value="0.00000019" calcext:value-type="float">
            <text:p>1.9E-07</text:p>
          </table:table-cell>
          <table:table-cell office:value-type="float" office:value="0.05" calcext:value-type="float">
            <text:p>0.05</text:p>
          </table:table-cell>
          <table:table-cell office:value-type="float" office:value="0.00158" calcext:value-type="float">
            <text:p>1.58E-03</text:p>
          </table:table-cell>
          <table:table-cell table:formula="of:=[.E14]/[.G14]" office:value-type="float" office:value="1.05263684210526" calcext:value-type="float">
            <text:p>1.05263684210526</text:p>
          </table:table-cell>
          <table:table-cell table:formula="of:=[.L14]/[.H14]" office:value-type="float" office:value="1.07283" calcext:value-type="float">
            <text:p>1.07283</text:p>
          </table:table-cell>
          <table:table-cell office:value-type="float" office:value="0.0536415" calcext:value-type="float">
            <text:p>0.0536415</text:p>
          </table:table-cell>
          <table:table-cell/>
          <table:table-cell table:formula="of:=[.J14]/[.K14]" office:value-type="float" office:value="0.981177672236294" calcext:value-type="float">
            <text:p>0.981177672236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2:19:08.276963672</meta:creation-date>
    <dc:date>2020-05-28T17:23:14.447735055</dc:date>
    <meta:editing-duration>PT4H36M59S</meta:editing-duration>
    <meta:editing-cycles>1</meta:editing-cycles>
    <meta:document-statistic meta:table-count="1" meta:cell-count="172" meta:object-count="0"/>
    <meta:generator>LibreOffice/6.4.4.1$Linux_X86_64 LibreOffice_project/40$Build-1</meta:generator>
  </office:meta>
</office:document-meta>
</file>